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bf6" officeooo:paragraph-rsid="001edbf6"/>
    </style:style>
    <style:style style:name="P2" style:family="paragraph" style:parent-style-name="Standard" style:list-style-name="L1">
      <style:text-properties officeooo:rsid="001edbf6" officeooo:paragraph-rsid="001edbf6"/>
    </style:style>
    <style:style style:name="P3" style:family="paragraph" style:parent-style-name="Standard" style:list-style-name="L2">
      <style:text-properties officeooo:rsid="001edbf6" officeooo:paragraph-rsid="001edbf6"/>
    </style:style>
    <style:style style:name="P4" style:family="paragraph" style:parent-style-name="Standard" style:list-style-name="L4">
      <style:text-properties officeooo:rsid="001edbf6" officeooo:paragraph-rsid="001edbf6"/>
    </style:style>
    <style:style style:name="P5" style:family="paragraph" style:parent-style-name="Standard">
      <style:text-properties officeooo:rsid="001edbf6" officeooo:paragraph-rsid="001edbf6"/>
    </style:style>
    <style:style style:name="P6" style:family="paragraph" style:parent-style-name="Standard" style:list-style-name="L3">
      <style:text-properties officeooo:rsid="001f7c04" officeooo:paragraph-rsid="001f7c04"/>
    </style:style>
    <style:style style:name="P7" style:family="paragraph" style:parent-style-name="Standard" style:list-style-name="L3">
      <style:text-properties officeooo:rsid="00252924" officeooo:paragraph-rsid="00252924"/>
    </style:style>
    <style:style style:name="P8" style:family="paragraph" style:parent-style-name="Standard" style:list-style-name="L4">
      <style:text-properties officeooo:rsid="00252924" officeooo:paragraph-rsid="002529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7c04"/>
    </style:style>
    <style:style style:name="T3" style:family="text">
      <style:text-properties officeooo:rsid="0022f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CAL</text:span>: </text:p>
      <text:list xml:id="list2576666917" text:style-name="L1">
        <text:list-item>
          <text:p text:style-name="P2">Tributos → <text:s/><text:span text:style-name="T2">Dados do Contribuintes → </text:span>Dados Cadastrais → <text:s/><text:span text:style-name="T2">Aba </text:span>Documentos</text:p>
        </text:list-item>
      </text:list>
      <text:p text:style-name="P1"/>
      <text:p text:style-name="P1"><text:span text:style-name="T1">VERSÃO</text:span>: </text:p>
      <text:list xml:id="list536234589" text:style-name="L2">
        <text:list-item>
          <text:p text:style-name="P3">1.0</text:p>
        </text:list-item>
      </text:list>
      <text:p text:style-name="P1"/>
      <text:p text:style-name="P1"><text:span text:style-name="T1">PRÉ-CONDIÇÕES</text:span>:</text:p>
      <text:p text:style-name="P1"/>
      <text:list xml:id="list3122358267" text:style-name="L3">
        <text:list-item>
          <text:p text:style-name="P6">Ter acesso ao sistema tributos</text:p>
        </text:list-item>
        <text:list-item>
          <text:p text:style-name="P7">Ter um CPF válido para teste</text:p>
        </text:list-item>
      </text:list>
      <text:p text:style-name="P1"/>
      <text:p text:style-name="P1"><text:span text:style-name="T1">PASSOS PARA REPRODUÇÃO DO ERRO</text:span>:</text:p>
      <text:list xml:id="list2055275484" text:style-name="L4">
        <text:list-item>
          <text:p text:style-name="P4">Abra o site no caminho especificado (Local)</text:p>
        </text:list-item>
        <text:list-item>
          <text:p text:style-name="P8">Digitar o CPF (082.347.751-70) no campo CPF</text:p>
        </text:list-item>
      </text:list>
      <text:p text:style-name="P1"/>
      <text:p text:style-name="P1"><text:span text:style-name="T1">ERRO</text:span>: O campo “CPF” está com máscara para um campo de “CNPJ” oque não deveria acontecer.</text:p>
      <text:p text:style-name="P1"/>
      <text:p text:style-name="P1"><text:span text:style-name="T1">SITUAÇÃO DESEJADA</text:span>: <text:span text:style-name="T3">O campo de “CPF” deve estar com máscara de “CPF”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4:21:25.565000000</meta:creation-date>
    <dc:date>2022-05-09T16:11:48.857000000</dc:date>
    <meta:editing-duration>PT13M53S</meta:editing-duration>
    <meta:editing-cycles>6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2" meta:word-count="79" meta:character-count="440" meta:non-whitespace-character-count="375"/>
  </office:meta>
</office:document-meta>
</file>